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text-properties style:font-name="Courier New" style:font-name-asian="Courier New" style:font-name-complex="Courier New"/>
    </style:style>
    <style:style style:name="T1" style:family="text">
      <style:text-properties style:font-name="Courier New" style:font-name-asian="Courier New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http://www.languagetool.org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Er legt eine alte CD ROM ein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um die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Plötzlich liefen auf einmal alle durch einander.</text:p>
      <text:p text:style-name="Preformatted_20_Text">Sie hatten einander gegenseitig so lieb.</text:p>
      <text:p text:style-name="Preformatted_20_Text">Er versuchte es zu zumachen.</text:p>
      <text:p text:style-name="Preformatted_20_Text">Meines Wissens nach kann diese Redewendung total nervig sein.</text:p>
      <text:p text:style-name="Preformatted_20_Text">Seid dem letzten Sonntag ist alles super!</text:p>
      <text:p text:style-name="Preformatted_20_Text">Zu erst wussten wir nicht so genau, was wir überhaupt machen sollten.</text:p>
      <text:p text:style-name="Preformatted_20_Text">In den räumen wurde es dunkel. Die über quellenden Mülleimer.</text:p>
      <text:p text:style-name="Preformatted_20_Text">Es lief wieder exakt genauso wie beim letzten Versuch.</text:p>
      <text:p text:style-name="Preformatted_20_Text">Seid gestern läuft alles wieder normal.</text:p>
      <text:p text:style-name="Preformatted_20_Text">Verständlicher Weise wollte er nicht mitmachen.</text:p>
      <text:p text:style-name="Preformatted_20_Text">Beiträge, die etwas wichtiges über den Verlauf verraten, bitte kennzeichnen.</text:p>
      <text:p text:style-name="Preformatted_20_Text">Gemäß des Beschlusses der Kultusministerkonferenz <text:span text:style-name="T1">…</text:span></text:p>
      <text:p text:style-name="P2">Sie fiel plötzlich aus der rolle.</text:p>
      <text:p text:style-name="P2">Ihr müsst wo anders danach suchen.</text:p>
      <text:p text:style-name="P1">Dahinter verbirgt sich nichts gutes.</text:p>
      <text:p text:style-name="P1">Mit freundlichen Grüßen,<text:line-break/>Manuela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Deutsche Beispiel-Fehler für LanguageTool</dc:title>
    <meta:creation-date>2005-12-04T15:04:24</meta:creation-date>
    <dc:creator>Jan Schreiber</dc:creator>
    <dc:date>2011-08-11T17:01:11.40</dc:date>
    <dc:language>de-DE</dc:language>
    <meta:editing-cycles>37</meta:editing-cycles>
    <meta:editing-duration>PT11H55M05S</meta:editing-duration>
    <meta:document-statistic meta:table-count="0" meta:image-count="0" meta:object-count="0" meta:page-count="1" meta:paragraph-count="48" meta:word-count="361" meta:character-count="2266"/>
    <meta:user-defined meta:name="Info 1"/>
    <meta:user-defined meta:name="Info 2"/>
    <meta:user-defined meta:name="Info 3"/>
    <meta:user-defined meta:name="Info 4"/>
  </office:meta>
</office:document-meta>
</file>